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bbe33d" draw:textarea-vertical-align="middle" draw:auto-grow-height="false" fo:min-height="0.004cm" fo:min-width="0.518cm"/>
    </style:style>
    <style:style style:name="gr2" style:family="graphic" style:parent-style-name="standard">
      <style:graphic-properties draw:textarea-horizontal-align="justify" draw:textarea-vertical-align="middle" draw:auto-grow-height="false" fo:min-height="0.904cm" fo:min-width="3.981cm" fo:wrap-option="no-wrap"/>
      <style:paragraph-properties style:writing-mode="lr-tb"/>
    </style:style>
    <style:style style:name="gr3" style:family="graphic" style:parent-style-name="standard">
      <style:graphic-properties draw:textarea-horizontal-align="justify" draw:textarea-vertical-align="middle" draw:auto-grow-height="false" fo:min-height="0.512cm" fo:min-width="5.596cm"/>
      <style:paragraph-properties style:writing-mode="lr-tb"/>
    </style:style>
    <style:style style:name="gr4" style:family="graphic" style:parent-style-name="standard">
      <style:graphic-properties draw:textarea-horizontal-align="justify" draw:textarea-vertical-align="middle" draw:auto-grow-height="false" fo:min-height="3.052cm" fo:min-width="11.438cm"/>
      <style:paragraph-properties style:writing-mode="lr-tb"/>
    </style:style>
    <style:style style:name="gr5" style:family="graphic" style:parent-style-name="standard">
      <style:graphic-properties draw:textarea-horizontal-align="justify" draw:textarea-vertical-align="middle" draw:auto-grow-height="false" fo:min-height="1.782cm" fo:min-width="9.66cm"/>
      <style:paragraph-properties style:writing-mode="lr-tb"/>
    </style:style>
    <style:style style:name="gr6" style:family="graphic" style:parent-style-name="standard">
      <style:graphic-properties draw:fill-color="#bbe33d" draw:textarea-horizontal-align="justify" draw:textarea-vertical-align="middle" draw:auto-grow-height="false" fo:min-height="1.084cm" fo:min-width="1.786cm"/>
      <style:paragraph-properties style:writing-mode="lr-tb"/>
    </style:style>
    <style:style style:name="gr7" style:family="graphic" style:parent-style-name="standard">
      <style:graphic-properties draw:textarea-horizontal-align="justify" draw:textarea-vertical-align="middle" draw:auto-grow-height="false" fo:min-height="2.036cm" fo:min-width="8.136cm"/>
      <style:paragraph-properties style:writing-mode="lr-tb"/>
    </style:style>
    <style:style style:name="gr8" style:family="graphic" style:parent-style-name="standard">
      <style:graphic-properties draw:fill-color="#bbe33d" draw:textarea-horizontal-align="justify" draw:textarea-vertical-align="middle" draw:auto-grow-height="false" fo:min-height="0.132cm" fo:min-width="1.946cm"/>
    </style:style>
    <style:style style:name="gr9" style:family="graphic" style:parent-style-name="standard">
      <style:graphic-properties draw:stroke="none" svg:stroke-color="#000000" draw:fill="none" draw:fill-color="#ffffff" draw:auto-grow-height="true" draw:auto-grow-width="false" fo:max-height="0cm" fo:min-height="3.151cm"/>
      <style:paragraph-properties style:writing-mode="lr-tb"/>
    </style:style>
    <style:style style:name="gr10" style:family="graphic">
      <style:graphic-properties style:protect="size"/>
    </style:style>
    <style:style style:name="gr11" style:family="graphic" style:parent-style-name="standard">
      <style:graphic-properties draw:fill-color="#ffffff" draw:textarea-vertical-align="middle" draw:auto-grow-height="false" fo:min-height="0.004cm" fo:min-width="0.518cm"/>
    </style:style>
    <style:style style:name="gr12" style:family="graphic" style:parent-style-name="standard">
      <style:graphic-properties draw:fill-color="#ffde59" draw:textarea-horizontal-align="justify" draw:textarea-vertical-align="middle" draw:auto-grow-height="false" fo:min-height="1.125cm" fo:min-width="1.826cm"/>
      <style:paragraph-properties style:writing-mode="lr-tb"/>
    </style:style>
    <style:style style:name="gr13" style:family="graphic" style:parent-style-name="standard">
      <style:graphic-properties draw:fill-color="#ffde59" draw:textarea-horizontal-align="justify" draw:textarea-vertical-align="middle" draw:auto-grow-height="false" fo:min-height="0.766cm" fo:min-width="6.79cm"/>
      <style:paragraph-properties style:writing-mode="lr-tb"/>
    </style:style>
    <style:style style:name="gr14" style:family="graphic" style:parent-style-name="standard">
      <style:graphic-properties draw:fill-color="#bbe33d" draw:textarea-horizontal-align="justify" draw:textarea-vertical-align="middle" draw:auto-grow-height="false" fo:min-height="3.006cm" fo:min-width="0cm"/>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outline1">
      <style:graphic-properties fo:min-height="8.884cm"/>
      <style:paragraph-properties style:writing-mode="lr-tb"/>
    </style:style>
    <style:style style:name="P1" style:family="paragraph">
      <loext:graphic-properties draw:fill-color="#bbe33d"/>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style:text-line-through-style="none" style:text-line-through-type="none" fo:font-size="18pt"/>
    </style:style>
    <style:style style:name="P4" style:family="paragraph">
      <loext:graphic-properties draw:fill-color="#bbe33d"/>
      <style:paragraph-properties fo:text-align="center"/>
      <style:text-properties fo:font-size="18pt"/>
    </style:style>
    <style:style style:name="P5" style:family="paragraph">
      <style:text-properties fo:font-size="40pt"/>
    </style:style>
    <style:style style:name="P6" style:family="paragraph">
      <loext:graphic-properties draw:fill="none" draw:fill-color="#ffffff"/>
      <style:text-properties fo:font-size="40pt" style:font-size-asian="40pt" style:font-size-complex="40pt"/>
    </style:style>
    <style:style style:name="P7" style:family="paragraph">
      <loext:graphic-properties draw:fill-color="#ffffff"/>
      <style:text-properties fo:font-size="20pt"/>
    </style:style>
    <style:style style:name="P8" style:family="paragraph">
      <loext:graphic-properties draw:fill-color="#ffffff"/>
      <style:paragraph-properties fo:text-align="center"/>
    </style:style>
    <style:style style:name="P9" style:family="paragraph">
      <style:paragraph-properties fo:text-align="center"/>
    </style:style>
    <style:style style:name="P10" style:family="paragraph">
      <style:paragraph-properties fo:text-align="center"/>
      <style:text-properties style:text-line-through-style="solid" style:text-line-through-type="single"/>
    </style:style>
    <style:style style:name="P11" style:family="paragraph">
      <loext:graphic-properties draw:fill-color="#ffde59"/>
      <style:paragraph-properties fo:text-align="center"/>
    </style:style>
    <style:style style:name="P12" style:family="paragraph">
      <loext:graphic-properties draw:fill-color="#ffffff"/>
    </style:style>
    <style:style style:name="T1" style:family="text">
      <style:text-properties style:text-line-through-style="none" style:text-line-through-type="none"/>
    </style:style>
    <style:style style:name="T2" style:family="text">
      <style:text-properties fo:font-size="40pt" style:font-size-asian="40pt" style:font-size-complex="40pt"/>
    </style:style>
    <style:style style:name="T3" style:family="text">
      <style:text-properties style:text-line-through-style="solid" style:text-line-through-type="sing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1.27cm" svg:height="0.508cm" draw:transform="rotate (-1.59348560707082) translate (5.221cm 3.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layer="layout" svg:width="6.858cm" svg:height="1.778cm" svg:x="1.678cm" svg:y="1.524cm">
          <text:p text:style-name="P2">Pubch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6.096cm" svg:height="0.762cm" svg:x="1.978cm" svg:y="5.188cm">
          <text:p text:style-name="P3"><text:span text:style-name="T1">pubchempy</text:span></text:p>
          <draw:enhanced-geometry svg:viewBox="0 0 21600 21600" draw:type="rectangle" draw:enhanced-path="M 0 0 L 21600 0 21600 21600 0 21600 0 0 Z N"/>
        </draw:custom-shape>
        <draw:custom-shape draw:style-name="gr1" draw:text-style-name="P1" draw:layer="layout" svg:width="1.27cm" svg:height="0.508cm" draw:transform="rotate (-1.59348560707082) translate (5.221cm 6.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11.938cm" svg:height="3.302cm" svg:x="1.016cm" svg:y="7.828cm">
          <text:p text:style-name="P2">moldl</text:p>
          <text:p text:style-name="P2">*read spec file, query pubchem, run filters</text:p>
          <text:p text:style-name="P2">*molec info calculated by each filter</text:p>
          <text:p text:style-name="P2">*output consists of database</text:p>
          <draw:enhanced-geometry svg:viewBox="0 0 21600 21600" draw:type="rectangle" draw:enhanced-path="M 0 0 L 21600 0 21600 21600 0 21600 0 0 Z N"/>
        </draw:custom-shape>
        <draw:custom-shape draw:style-name="gr5" draw:text-style-name="P2" draw:layer="layout" svg:width="10.16cm" svg:height="2.032cm" svg:x="1.27cm" svg:y="13.208cm">
          <text:p text:style-name="P2">Local Database</text:p>
          <text:p text:style-name="P2">*directory of structure files</text:p>
          <draw:enhanced-geometry svg:viewBox="0 0 21600 21600" draw:type="rectangle" draw:enhanced-path="M 0 0 L 21600 0 21600 21600 0 21600 0 0 Z N"/>
        </draw:custom-shape>
        <draw:custom-shape draw:style-name="gr6" draw:text-style-name="P4" draw:layer="layout" svg:width="4.572cm" svg:height="1.524cm" svg:x="4.732cm" svg:y="11.43cm">
          <text:p text:style-name="P2">store</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8.636cm" svg:height="2.286cm" svg:x="16.564cm" svg:y="8.274cm">
          <text:p text:style-name="P2">spec file</text:p>
          <text:p text:style-name="P2">*filters w/ arguments</text:p>
          <draw:enhanced-geometry svg:viewBox="0 0 21600 21600" draw:type="rectangle" draw:enhanced-path="M 0 0 L 21600 0 21600 21600 0 21600 0 0 Z N"/>
        </draw:custom-shape>
        <draw:custom-shape draw:style-name="gr8" draw:text-style-name="P1" draw:layer="layout" svg:width="2.794cm" svg:height="0.762cm" svg:x="13.462cm" svg:y="8.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6" draw:layer="layout" svg:width="13.014cm" svg:height="3.401cm" svg:x="13.186cm" svg:y="1.778cm">
          <draw:text-box>
            <text:p text:style-name="P5"><text:span text:style-name="T2">Current moldl Flow</text:span></text:p>
          </draw:text-box>
        </draw:frame>
        <presentation:notes draw:style-name="dp1">
          <draw:page-thumbnail draw:style-name="gr10"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1" draw:text-style-name="P8" draw:layer="layout" svg:width="1.27cm" svg:height="0.508cm" draw:transform="rotate (-1.59348560707082) translate (5.221cm 3.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9" draw:layer="layout" svg:width="6.858cm" svg:height="1.778cm" svg:x="3.578cm" svg:y="1.524cm">
          <text:p text:style-name="P9">Pubch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0" draw:layer="layout" svg:width="6.096cm" svg:height="0.762cm" svg:x="1.978cm" svg:y="5.188cm">
          <text:p text:style-name="P10"><text:span text:style-name="T3">pubchempy</text:span></text:p>
          <draw:enhanced-geometry svg:viewBox="0 0 21600 21600" draw:type="rectangle" draw:enhanced-path="M 0 0 L 21600 0 21600 21600 0 21600 0 0 Z N"/>
        </draw:custom-shape>
        <draw:custom-shape draw:style-name="gr11" draw:text-style-name="P8" draw:layer="layout" svg:width="1.27cm" svg:height="0.508cm" draw:transform="rotate (-1.59348560707082) translate (5.221cm 6.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9" draw:layer="layout" svg:width="11.938cm" svg:height="3.302cm" svg:x="1.016cm" svg:y="7.828cm">
          <text:p text:style-name="P9">moldl</text:p>
          <text:p text:style-name="P9">*read spec file, query pubchem, run filters</text:p>
          <text:p text:style-name="P9">*molec info calculated/stored on demand</text:p>
          <text:p text:style-name="P9">*output must be specifically extracted</text:p>
          <draw:enhanced-geometry svg:viewBox="0 0 21600 21600" draw:type="rectangle" draw:enhanced-path="M 0 0 L 21600 0 21600 21600 0 21600 0 0 Z N"/>
        </draw:custom-shape>
        <draw:custom-shape draw:style-name="gr5" draw:text-style-name="P9" draw:layer="layout" svg:width="10.16cm" svg:height="2.032cm" svg:x="1.27cm" svg:y="13.208cm">
          <text:p text:style-name="P9">Local Database</text:p>
          <text:p text:style-name="P9">*directory of [cid].xdf files</text:p>
          <draw:enhanced-geometry svg:viewBox="0 0 21600 21600" draw:type="rectangle" draw:enhanced-path="M 0 0 L 21600 0 21600 21600 0 21600 0 0 Z N"/>
        </draw:custom-shape>
        <draw:custom-shape draw:style-name="gr6" draw:text-style-name="P1" draw:layer="layout" svg:width="4.572cm" svg:height="1.524cm" svg:x="2.032cm" svg:y="11.43cm">
          <text:p text:style-name="P9">store</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1" draw:layer="layout" svg:width="4.65cm" svg:height="1.57cm" svg:x="6.542cm" svg:y="11.33cm">
          <text:p text:style-name="P9">extract</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1" draw:layer="layout" svg:width="8.331cm" svg:height="2.032cm" draw:transform="rotate (-0.459545192050107) translate (13.593cm 10.564cm)">
          <text:p text:style-name="P9">output (xyz, mol, sdf, ci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9" draw:layer="layout" svg:width="8.636cm" svg:height="2.286cm" svg:x="16.564cm" svg:y="8.274cm">
          <text:p text:style-name="P9">spec file</text:p>
          <text:p text:style-name="P9">*filters w/ arguments</text:p>
          <draw:enhanced-geometry svg:viewBox="0 0 21600 21600" draw:type="rectangle" draw:enhanced-path="M 0 0 L 21600 0 21600 21600 0 21600 0 0 Z N"/>
        </draw:custom-shape>
        <draw:custom-shape draw:style-name="gr8" draw:text-style-name="P1" draw:layer="layout" svg:width="2.794cm" svg:height="0.762cm" svg:x="13.462cm" svg:y="8.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508cm" svg:height="4.064cm" svg:x="8.89cm" svg:y="3.30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6" draw:layer="layout" svg:width="12.7cm" svg:height="3.401cm" svg:x="14.986cm" svg:y="1.778cm">
          <draw:text-box>
            <text:p><text:span text:style-name="T2">Future moldl Flow</text:span></text:p>
          </draw:text-box>
        </draw:frame>
        <presentation:notes draw:style-name="dp2">
          <draw:page-thumbnail draw:style-name="gr10" draw:layer="layout" svg:width="18.624cm" svg:height="10.476cm" svg:x="1.482cm" svg:y="2.123cm" draw:page-number="2" presentation:class="page"/>
          <draw:frame presentation:style-name="pr1" draw:text-style-name="P1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2" draw:layer="layout" svg:width="25.199cm" svg:height="11.295cm" svg:x="1.4cm" svg:y="1.524cm" presentation:class="outline" presentation:user-transformed="true">
          <draw:text-box>
            <text:list text:style-name="L2">
              <text:list-item>
                <text:p>Filter</text:p>
                <text:list>
                  <text:list-item>
                    <text:p>Takes args, Compound object</text:p>
                  </text:list-item>
                  <text:list-item>
                    <text:p>Returns T/F if compound passes filter</text:p>
                  </text:list-item>
                </text:list>
              </text:list-item>
              <text:list-item>
                <text:p>class Compound</text:p>
                <text:list>
                  <text:list-item>
                    <text:p>Returns data from dictionary of molecular attributes</text:p>
                  </text:list-item>
                  <text:list-item>
                    <text:p>If attribute exists in dictionary stored in XDF, return</text:p>
                  </text:list-item>
                  <text:list-item>
                    <text:p>Else calculate attribute, store in dictionary, store in XDF when done</text:p>
                  </text:list-item>
                </text:list>
              </text:list-item>
            </text:list>
          </draw:text-box>
        </draw:frame>
        <presentation:notes draw:style-name="dp2">
          <draw:page-thumbnail draw:style-name="gr10" draw:layer="layout" svg:width="18.624cm" svg:height="10.476cm" svg:x="1.482cm" svg:y="2.123cm" draw:page-number="3" presentation:class="page"/>
          <draw:frame presentation:style-name="pr1"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3-17T12:29:53.886201766</meta:creation-date>
    <dc:date>2021-03-17T13:04:48.359605058</dc:date>
    <meta:editing-duration>PT14M9S</meta:editing-duration>
    <meta:editing-cycles>5</meta:editing-cycles>
    <meta:generator>LibreOffice/7.0.4.2$Linux_X86_64 LibreOffice_project/00$Build-2</meta:generator>
    <meta:document-statistic meta:object-count="51"/>
  </office:meta>
</office:document-meta>
</file>